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officeooo:rsid="00178f62" officeooo:paragraph-rsid="00178f62" style:font-size-asian="32pt" style:font-weight-asian="bold" style:font-size-complex="32pt" style:font-weight-complex="bold"/>
    </style:style>
    <style:style style:name="P2" style:family="paragraph" style:parent-style-name="Standard">
      <style:text-properties fo:font-size="11pt" fo:font-weight="normal" officeooo:rsid="00178f62" officeooo:paragraph-rsid="00178f62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fo:font-size="11pt" fo:font-weight="normal" officeooo:rsid="00178f62" officeooo:paragraph-rsid="00178f62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193b65" officeooo:paragraph-rsid="00193b65" style:font-size-asian="9.60000038146973pt" style:font-weight-asian="normal" style:font-size-complex="11pt" style:font-weight-complex="normal"/>
    </style:style>
    <style:style style:name="P5" style:family="paragraph" style:parent-style-name="Standard" style:list-style-name="L1">
      <style:text-properties fo:font-size="11pt" fo:font-weight="normal" officeooo:rsid="00193b65" officeooo:paragraph-rsid="00193b65" style:font-size-asian="9.60000038146973pt" style:font-weight-asian="normal" style:font-size-complex="11pt" style:font-weight-complex="normal"/>
    </style:style>
    <style:style style:name="P6" style:family="paragraph" style:parent-style-name="Standard" style:list-style-name="L2">
      <style:text-properties fo:font-size="11pt" fo:font-weight="normal" officeooo:rsid="00193b65" officeooo:paragraph-rsid="00193b65" style:font-size-asian="9.60000038146973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bership website</text:p>
      <text:p text:style-name="P1"/>
      <text:p text:style-name="P4">Some instant solution using plugin</text:p>
      <text:list xml:id="list1957359087" text:style-name="L1">
        <text:list-item>
          <text:p text:style-name="P5">member press</text:p>
        </text:list-item>
        <text:list-item>
          <text:p text:style-name="P5">restrict content pro</text:p>
        </text:list-item>
        <text:list-item>
          <text:p text:style-name="P5">wish list</text:p>
        </text:list-item>
      </text:list>
      <text:p text:style-name="P4"/>
      <text:p text:style-name="P4">Hosting solutions</text:p>
      <text:list xml:id="list3850104112" text:style-name="L2">
        <text:list-item>
          <text:p text:style-name="P6">Name hero (low cost)</text:p>
        </text:list-item>
        <text:list-item>
          <text:p text:style-name="P6">Site ground (easy setup)</text:p>
        </text:list-item>
        <text:list-item>
          <text:p text:style-name="P6">cloud-ways (unlimited power)</text:p>
        </text:list-item>
      </text:list>
      <text:p text:style-name="P4"/>
      <text:p text:style-name="P4">Theme for this project : <text:a xlink:type="simple" xlink:href="https://kadence-theme.com/" text:style-name="Internet_20_link" text:visited-style-name="Visited_20_Internet_20_Link">https://kadence-theme.com/</text:a></text:p>
      <text:p text:style-name="P4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image</text:p>
      <text:p text:style-name="P2"/>
      <text:p text:style-name="P2"/>
      <text:p text:style-name="P2"/>
      <text:p text:style-name="P2"/>
      <text:p text:style-name="P2"/>
      <text:p text:style-name="P2"/>
      <text:p text:style-name="P2">image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d Shayon</meta:initial-creator>
    <meta:creation-date>2020-12-29T05:44:33.375616290</meta:creation-date>
    <dc:date>2020-12-29T06:53:36.463564963</dc:date>
    <dc:creator>Md Shayon</dc:creator>
    <meta:editing-duration>PT58M23S</meta:editing-duration>
    <meta:editing-cycles>2</meta:editing-cycles>
    <meta:generator>LibreOffice/7.0.1.2$Linux_X86_64 LibreOffice_project/7cbcfc562f6eb6708b5ff7d7397325de9e764452</meta:generator>
    <meta:document-statistic meta:table-count="0" meta:image-count="0" meta:object-count="0" meta:page-count="3" meta:paragraph-count="26" meta:word-count="55" meta:character-count="325" meta:non-whitespace-character-count="302"/>
  </office:meta>
</office:document-meta>
</file>